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63in"/>
    </style:style>
    <style:style style:name="co3" style:family="table-column">
      <style:table-column-properties fo:break-before="auto" style:column-width="1.4327in"/>
    </style:style>
    <style:style style:name="co4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Default" office:value-type="string" calcext:value-type="string">
            <text:p>RC1</text:p>
          </table:table-cell>
          <table:table-cell table:style-name="Default" office:value-type="string" calcext:value-type="string">
            <text:p>RC2</text:p>
          </table:table-cell>
          <table:table-cell office:value-type="string" calcext:value-type="string">
            <text:p>RC3</text:p>
          </table:table-cell>
          <table:table-cell table:style-name="ce1" office:value-type="string" calcext:value-type="string">
            <text:p>body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style-name="ce1" office:value-type="string" calcext:value-type="string">
            <text:p>bodyAffect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</table:table-row>
        <table:table-row table:style-name="ro1">
          <table:table-cell table:style-name="Default" office:value-type="string" calcext:value-type="string">
            <text:p>hungry</text:p>
          </table:table-cell>
          <table:table-cell table:style-name="ce3" office:value-type="float" office:value="0.864483542240215" calcext:value-type="float">
            <text:p>0.864483542240215</text:p>
          </table:table-cell>
          <table:table-cell table:style-name="Default" office:value-type="float" office:value="0.142325087629247" calcext:value-type="float">
            <text:p>0.142325087629247</text:p>
          </table:table-cell>
          <table:table-cell office:value-type="float" office:value="0.320255340312667" calcext:value-type="float">
            <text:p>0.320255340312667</text:p>
          </table:table-cell>
          <table:table-cell office:value-type="string" calcext:value-type="string">
            <text:p>hungry</text:p>
          </table:table-cell>
          <table:table-cell table:style-name="ce3" office:value-type="float" office:value="0.90976624796658" calcext:value-type="float">
            <text:p>0.90976624796658</text:p>
          </table:table-cell>
          <table:table-cell office:value-type="float" office:value="-0.158217176805122" calcext:value-type="float">
            <text:p>-0.158217176805122</text:p>
          </table:table-cell>
          <table:table-cell office:value-type="string" calcext:value-type="string">
            <text:p>hungry</text:p>
          </table:table-cell>
          <table:table-cell office:value-type="float" office:value="0.406789577812995" calcext:value-type="float">
            <text:p>0.406789577812995</text:p>
          </table:table-cell>
          <table:table-cell table:style-name="ce3" office:value-type="float" office:value="0.883708438363226" calcext:value-type="float">
            <text:p>0.883708438363226</text:p>
          </table:table-cell>
        </table:table-row>
        <table:table-row table:style-name="ro1">
          <table:table-cell table:style-name="Default" office:value-type="string" calcext:value-type="string">
            <text:p>pain</text:p>
          </table:table-cell>
          <table:table-cell table:style-name="ce3" office:value-type="float" office:value="0.850389052094802" calcext:value-type="float">
            <text:p>0.850389052094802</text:p>
          </table:table-cell>
          <table:table-cell table:style-name="Default" office:value-type="float" office:value="0.204521377865999" calcext:value-type="float">
            <text:p>0.204521377865999</text:p>
          </table:table-cell>
          <table:table-cell office:value-type="float" office:value="0.351933108143989" calcext:value-type="float">
            <text:p>0.351933108143989</text:p>
          </table:table-cell>
          <table:table-cell office:value-type="string" calcext:value-type="string">
            <text:p>pain</text:p>
          </table:table-cell>
          <table:table-cell table:style-name="ce3" office:value-type="float" office:value="0.924016100930134" calcext:value-type="float">
            <text:p>0.924016100930134</text:p>
          </table:table-cell>
          <table:table-cell office:value-type="float" office:value="-0.145294713622961" calcext:value-type="float">
            <text:p>-0.145294713622961</text:p>
          </table:table-cell>
          <table:table-cell office:value-type="string" calcext:value-type="string">
            <text:p>pain</text:p>
          </table:table-cell>
          <table:table-cell office:value-type="float" office:value="0.457860119364782" calcext:value-type="float">
            <text:p>0.457860119364782</text:p>
          </table:table-cell>
          <table:table-cell table:style-name="ce3" office:value-type="float" office:value="0.856084385373638" calcext:value-type="float">
            <text:p>0.856084385373638</text:p>
          </table:table-cell>
        </table:table-row>
        <table:table-row table:style-name="ro1">
          <table:table-cell table:style-name="Default" office:value-type="string" calcext:value-type="string">
            <text:p>tired</text:p>
          </table:table-cell>
          <table:table-cell table:style-name="Default" office:value-type="float" office:value="0.848373882938008" calcext:value-type="float">
            <text:p>0.848373882938008</text:p>
          </table:table-cell>
          <table:table-cell table:style-name="Default" office:value-type="float" office:value="0.105645988175578" calcext:value-type="float">
            <text:p>0.105645988175578</text:p>
          </table:table-cell>
          <table:table-cell office:value-type="float" office:value="0.326835513618087" calcext:value-type="float">
            <text:p>0.326835513618087</text:p>
          </table:table-cell>
          <table:table-cell office:value-type="string" calcext:value-type="string">
            <text:p>tired</text:p>
          </table:table-cell>
          <table:table-cell office:value-type="float" office:value="0.938485006356238" calcext:value-type="float">
            <text:p>0.938485006356238</text:p>
          </table:table-cell>
          <table:table-cell office:value-type="float" office:value="-0.0576120128086176" calcext:value-type="float">
            <text:p>-0.05761201280861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ear</text:p>
          </table:table-cell>
          <table:table-cell table:style-name="Default" office:value-type="float" office:value="0.832696872135913" calcext:value-type="float">
            <text:p>0.832696872135913</text:p>
          </table:table-cell>
          <table:table-cell table:style-name="Default" office:value-type="float" office:value="0.196931640821405" calcext:value-type="float">
            <text:p>0.196931640821405</text:p>
          </table:table-cell>
          <table:table-cell office:value-type="float" office:value="0.36386687878235" calcext:value-type="float">
            <text:p>0.36386687878235</text:p>
          </table:table-cell>
          <table:table-cell office:value-type="string" calcext:value-type="string">
            <text:p>fear</text:p>
          </table:table-cell>
          <table:table-cell office:value-type="float" office:value="0.933016958765169" calcext:value-type="float">
            <text:p>0.933016958765169</text:p>
          </table:table-cell>
          <table:table-cell office:value-type="float" office:value="-0.0606049108145253" calcext:value-type="float">
            <text:p>-0.06060491081452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leasure</text:p>
          </table:table-cell>
          <table:table-cell table:style-name="ce3" office:value-type="float" office:value="0.794974439099767" calcext:value-type="float">
            <text:p>0.794974439099767</text:p>
          </table:table-cell>
          <table:table-cell table:style-name="Default" office:value-type="float" office:value="0.348614061979749" calcext:value-type="float">
            <text:p>0.348614061979749</text:p>
          </table:table-cell>
          <table:table-cell office:value-type="float" office:value="0.349706611122793" calcext:value-type="float">
            <text:p>0.349706611122793</text:p>
          </table:table-cell>
          <table:table-cell office:value-type="string" calcext:value-type="string">
            <text:p>pleasure</text:p>
          </table:table-cell>
          <table:table-cell table:style-name="ce3" office:value-type="float" office:value="0.926792337155866" calcext:value-type="float">
            <text:p>0.926792337155866</text:p>
          </table:table-cell>
          <table:table-cell office:value-type="float" office:value="0.0862162645753804" calcext:value-type="float">
            <text:p>0.08621626457538</text:p>
          </table:table-cell>
          <table:table-cell office:value-type="string" calcext:value-type="string">
            <text:p>pleasure</text:p>
          </table:table-cell>
          <table:table-cell table:style-name="ce3" office:value-type="float" office:value="0.730792166537861" calcext:value-type="float">
            <text:p>0.730792166537861</text:p>
          </table:table-cell>
          <table:table-cell office:value-type="float" office:value="0.598749706855607" calcext:value-type="float">
            <text:p>0.598749706855607</text:p>
          </table:table-cell>
        </table:table-row>
        <table:table-row table:style-name="ro1">
          <table:table-cell table:style-name="Default" office:value-type="string" calcext:value-type="string">
            <text:p>computations</text:p>
          </table:table-cell>
          <table:table-cell table:style-name="Default" office:value-type="float" office:value="0.761520636566487" calcext:value-type="float">
            <text:p>0.761520636566487</text:p>
          </table:table-cell>
          <table:table-cell table:style-name="Default" office:value-type="float" office:value="0.345936719245036" calcext:value-type="float">
            <text:p>0.345936719245036</text:p>
          </table:table-cell>
          <table:table-cell office:value-type="float" office:value="0.317251857938831" calcext:value-type="float">
            <text:p>0.317251857938831</text:p>
          </table:table-cell>
          <table:table-cell office:value-type="string" calcext:value-type="string">
            <text:p>computations</text:p>
          </table:table-cell>
          <table:table-cell office:value-type="float" office:value="-0.0967563319920586" calcext:value-type="float">
            <text:p>-0.096756331992059</text:p>
          </table:table-cell>
          <table:table-cell table:style-name="ce5" office:value-type="float" office:value="0.906612741546888" calcext:value-type="float">
            <text:p>0.90661274154688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ee_will</text:p>
          </table:table-cell>
          <table:table-cell table:style-name="Default" office:value-type="float" office:value="0.746719323405096" calcext:value-type="float">
            <text:p>0.746719323405096</text:p>
          </table:table-cell>
          <table:table-cell table:style-name="Default" office:value-type="float" office:value="0.479941481301358" calcext:value-type="float">
            <text:p>0.479941481301358</text:p>
          </table:table-cell>
          <table:table-cell office:value-type="float" office:value="0.227911286543079" calcext:value-type="float">
            <text:p>0.227911286543079</text:p>
          </table:table-cell>
          <table:table-cell office:value-type="string" calcext:value-type="string">
            <text:p>free_will</text:p>
          </table:table-cell>
          <table:table-cell office:value-type="float" office:value="0.815990985116219" calcext:value-type="float">
            <text:p>0.815990985116219</text:p>
          </table:table-cell>
          <table:table-cell office:value-type="float" office:value="0.270511785995463" calcext:value-type="float">
            <text:p>0.2705117859954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nscious</text:p>
          </table:table-cell>
          <table:table-cell table:style-name="Default" office:value-type="float" office:value="0.749478984393799" calcext:value-type="float">
            <text:p>0.749478984393799</text:p>
          </table:table-cell>
          <table:table-cell table:style-name="Default" office:value-type="float" office:value="0.319052014703135" calcext:value-type="float">
            <text:p>0.319052014703135</text:p>
          </table:table-cell>
          <table:table-cell office:value-type="float" office:value="0.355306344134261" calcext:value-type="float">
            <text:p>0.355306344134261</text:p>
          </table:table-cell>
          <table:table-cell office:value-type="string" calcext:value-type="string">
            <text:p>conscious</text:p>
          </table:table-cell>
          <table:table-cell office:value-type="float" office:value="0.83663102789346" calcext:value-type="float">
            <text:p>0.83663102789346</text:p>
          </table:table-cell>
          <table:table-cell office:value-type="float" office:value="0.157032614409479" calcext:value-type="float">
            <text:p>0.15703261440947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fe</text:p>
          </table:table-cell>
          <table:table-cell table:style-name="Default" office:value-type="float" office:value="0.723455720857791" calcext:value-type="float">
            <text:p>0.723455720857791</text:p>
          </table:table-cell>
          <table:table-cell table:style-name="Default" office:value-type="float" office:value="0.509366581439913" calcext:value-type="float">
            <text:p>0.509366581439913</text:p>
          </table:table-cell>
          <table:table-cell office:value-type="float" office:value="0.245859437651206" calcext:value-type="float">
            <text:p>0.245859437651206</text:p>
          </table:table-cell>
          <table:table-cell office:value-type="string" calcext:value-type="string">
            <text:p>safe</text:p>
          </table:table-cell>
          <table:table-cell office:value-type="float" office:value="0.890326942873764" calcext:value-type="float">
            <text:p>0.890326942873764</text:p>
          </table:table-cell>
          <table:table-cell office:value-type="float" office:value="0.0813276465077253" calcext:value-type="float">
            <text:p>0.08132764650772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esires</text:p>
          </table:table-cell>
          <table:table-cell table:style-name="ce3" office:value-type="float" office:value="0.713871008612902" calcext:value-type="float">
            <text:p>0.713871008612902</text:p>
          </table:table-cell>
          <table:table-cell table:style-name="Default" office:value-type="float" office:value="0.395253342738275" calcext:value-type="float">
            <text:p>0.395253342738275</text:p>
          </table:table-cell>
          <table:table-cell office:value-type="float" office:value="0.255786949147122" calcext:value-type="float">
            <text:p>0.255786949147122</text:p>
          </table:table-cell>
          <table:table-cell office:value-type="string" calcext:value-type="string">
            <text:p>desires</text:p>
          </table:table-cell>
          <table:table-cell table:style-name="ce3" office:value-type="float" office:value="0.874198148550397" calcext:value-type="float">
            <text:p>0.874198148550397</text:p>
          </table:table-cell>
          <table:table-cell office:value-type="float" office:value="0.186901577456517" calcext:value-type="float">
            <text:p>0.186901577456517</text:p>
          </table:table-cell>
          <table:table-cell office:value-type="string" calcext:value-type="string">
            <text:p>desires</text:p>
          </table:table-cell>
          <table:table-cell table:style-name="ce3" office:value-type="float" office:value="0.82101345315908" calcext:value-type="float">
            <text:p>0.82101345315908</text:p>
          </table:table-cell>
          <table:table-cell office:value-type="float" office:value="0.434269163440252" calcext:value-type="float">
            <text:p>0.434269163440252</text:p>
          </table:table-cell>
        </table:table-row>
        <table:table-row table:style-name="ro1">
          <table:table-cell table:style-name="Default" office:value-type="string" calcext:value-type="string">
            <text:p>nauseated</text:p>
          </table:table-cell>
          <table:table-cell table:style-name="Default" office:value-type="float" office:value="0.700194878197469" calcext:value-type="float">
            <text:p>0.700194878197469</text:p>
          </table:table-cell>
          <table:table-cell table:style-name="Default" office:value-type="float" office:value="0.430543232554513" calcext:value-type="float">
            <text:p>0.430543232554513</text:p>
          </table:table-cell>
          <table:table-cell office:value-type="float" office:value="0.338271930356884" calcext:value-type="float">
            <text:p>0.338271930356884</text:p>
          </table:table-cell>
          <table:table-cell office:value-type="string" calcext:value-type="string">
            <text:p>nauseated</text:p>
          </table:table-cell>
          <table:table-cell office:value-type="float" office:value="0.838920006537976" calcext:value-type="float">
            <text:p>0.838920006537976</text:p>
          </table:table-cell>
          <table:table-cell office:value-type="float" office:value="0.111862244520018" calcext:value-type="float">
            <text:p>0.11186224452001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lm</text:p>
          </table:table-cell>
          <table:table-cell table:style-name="Default" office:value-type="float" office:value="0.686914661644425" calcext:value-type="float">
            <text:p>0.686914661644425</text:p>
          </table:table-cell>
          <table:table-cell table:style-name="Default" office:value-type="float" office:value="0.459463364043234" calcext:value-type="float">
            <text:p>0.459463364043234</text:p>
          </table:table-cell>
          <table:table-cell office:value-type="float" office:value="0.300343882732194" calcext:value-type="float">
            <text:p>0.300343882732194</text:p>
          </table:table-cell>
          <table:table-cell office:value-type="string" calcext:value-type="string">
            <text:p>calm</text:p>
          </table:table-cell>
          <table:table-cell office:value-type="float" office:value="0.894776551115722" calcext:value-type="float">
            <text:p>0.894776551115722</text:p>
          </table:table-cell>
          <table:table-cell office:value-type="float" office:value="0.0958374424185746" calcext:value-type="float">
            <text:p>0.09583744241857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ngry</text:p>
          </table:table-cell>
          <table:table-cell table:style-name="ce3" office:value-type="float" office:value="0.660266742472865" calcext:value-type="float">
            <text:p>0.660266742472865</text:p>
          </table:table-cell>
          <table:table-cell table:style-name="Default" office:value-type="float" office:value="0.566430856540304" calcext:value-type="float">
            <text:p>0.566430856540304</text:p>
          </table:table-cell>
          <table:table-cell office:value-type="float" office:value="0.175503209304805" calcext:value-type="float">
            <text:p>0.175503209304805</text:p>
          </table:table-cell>
          <table:table-cell office:value-type="string" calcext:value-type="string">
            <text:p>angry</text:p>
          </table:table-cell>
          <table:table-cell table:style-name="ce3" office:value-type="float" office:value="0.842308217652053" calcext:value-type="float">
            <text:p>0.842308217652053</text:p>
          </table:table-cell>
          <table:table-cell office:value-type="float" office:value="0.18140772507075" calcext:value-type="float">
            <text:p>0.18140772507075</text:p>
          </table:table-cell>
          <table:table-cell office:value-type="string" calcext:value-type="string">
            <text:p>angry</text:p>
          </table:table-cell>
          <table:table-cell table:style-name="ce3" office:value-type="float" office:value="0.854881373148019" calcext:value-type="float">
            <text:p>0.854881373148019</text:p>
          </table:table-cell>
          <table:table-cell office:value-type="float" office:value="0.386487913875024" calcext:value-type="float">
            <text:p>0.386487913875024</text:p>
          </table:table-cell>
        </table:table-row>
        <table:table-row table:style-name="ro1">
          <table:table-cell table:style-name="Default" office:value-type="string" calcext:value-type="string">
            <text:p>intentions</text:p>
          </table:table-cell>
          <table:table-cell table:style-name="Default" office:value-type="float" office:value="0.666046188373965" calcext:value-type="float">
            <text:p>0.666046188373965</text:p>
          </table:table-cell>
          <table:table-cell table:style-name="Default" office:value-type="float" office:value="0.349898589354641" calcext:value-type="float">
            <text:p>0.349898589354641</text:p>
          </table:table-cell>
          <table:table-cell office:value-type="float" office:value="0.37323560540894" calcext:value-type="float">
            <text:p>0.37323560540894</text:p>
          </table:table-cell>
          <table:table-cell office:value-type="string" calcext:value-type="string">
            <text:p>intentions</text:p>
          </table:table-cell>
          <table:table-cell office:value-type="float" office:value="0.76201634038797" calcext:value-type="float">
            <text:p>0.76201634038797</text:p>
          </table:table-cell>
          <table:table-cell office:value-type="float" office:value="0.363459280211212" calcext:value-type="float">
            <text:p>0.36345928021121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elf_aware</text:p>
          </table:table-cell>
          <table:table-cell table:style-name="Default" office:value-type="float" office:value="0.651953298721575" calcext:value-type="float">
            <text:p>0.651953298721575</text:p>
          </table:table-cell>
          <table:table-cell table:style-name="Default" office:value-type="float" office:value="0.523811455462107" calcext:value-type="float">
            <text:p>0.523811455462107</text:p>
          </table:table-cell>
          <table:table-cell office:value-type="float" office:value="0.327542929773177" calcext:value-type="float">
            <text:p>0.327542929773177</text:p>
          </table:table-cell>
          <table:table-cell office:value-type="string" calcext:value-type="string">
            <text:p>self_aware</text:p>
          </table:table-cell>
          <table:table-cell office:value-type="float" office:value="0.663740130911986" calcext:value-type="float">
            <text:p>0.663740130911986</text:p>
          </table:table-cell>
          <table:table-cell office:value-type="float" office:value="0.526711850239668" calcext:value-type="float">
            <text:p>0.52671185023966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ce1"/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4"/>
          <table:table-cell table:style-name="ce2" table:number-columns-repeated="4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ce2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4:00:56.891123218</meta:creation-date>
    <meta:generator>LibreOffice/6.4.7.2$Linux_X86_64 LibreOffice_project/40$Build-2</meta:generator>
    <dc:date>2022-07-29T14:41:27.826053498</dc:date>
    <meta:editing-duration>PT30M19S</meta:editing-duration>
    <meta:editing-cycles>3</meta:editing-cycles>
    <meta:document-statistic meta:table-count="1" meta:cell-count="130" meta:object-count="0"/>
  </office:meta>
</office:document-meta>
</file>